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f9c" officeooo:paragraph-rsid="00058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ocando IP da máquina</text:p>
      <text:p text:style-name="P1"/>
      <text:p text:style-name="P1"><text:span text:style-name="Strong_20_Emphasis"># ifconfig eth0 '10.1.1.2'(endereço que deseja trocar)</text:span></text:p>
      <text:p text:style-name="P1"/>
      <text:p text:style-name="P1">ou</text:p>
      <text:p text:style-name="P1"/>
      <text:p text:style-name="P1"><text:span text:style-name="Strong_20_Emphasis"># vim /etc/network/interfaces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0:39:41.560008357</meta:creation-date>
    <dc:date>2015-04-30T00:40:57.332429907</dc:date>
    <meta:editing-duration>PT1M17S</meta:editing-duration>
    <meta:editing-cycles>1</meta:editing-cycles>
    <meta:document-statistic meta:table-count="0" meta:image-count="0" meta:object-count="0" meta:page-count="1" meta:paragraph-count="4" meta:word-count="15" meta:character-count="107" meta:non-whitespace-character-count="96"/>
    <meta:generator>LibreOffice/4.4.0.3$Linux_X86_64 LibreOffice_project/40m0$Build-3</meta:generator>
  </office:meta>
</office:document-meta>
</file>